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d2f" officeooo:paragraph-rsid="00033d2f"/>
    </style:style>
    <style:style style:name="P2" style:family="paragraph" style:parent-style-name="Standard">
      <style:text-properties officeooo:rsid="0004d2da" officeooo:paragraph-rsid="0004d2da"/>
    </style:style>
    <style:style style:name="P3" style:family="paragraph" style:parent-style-name="Standard" style:list-style-name="L1">
      <style:text-properties officeooo:rsid="00033d2f" officeooo:paragraph-rsid="00033d2f"/>
    </style:style>
    <style:style style:name="P4" style:family="paragraph" style:parent-style-name="Standard">
      <style:text-properties officeooo:rsid="00033d2f" officeooo:paragraph-rsid="00033d2f"/>
    </style:style>
    <style:style style:name="P5" style:family="paragraph" style:parent-style-name="Standard">
      <style:text-properties officeooo:rsid="0005b70b" officeooo:paragraph-rsid="0005b70b"/>
    </style:style>
    <style:style style:name="P6" style:family="paragraph" style:parent-style-name="Standard">
      <style:text-properties officeooo:rsid="0005bd9b" officeooo:paragraph-rsid="0005bd9b"/>
    </style:style>
    <style:style style:name="T1" style:family="text">
      <style:text-properties officeooo:rsid="0007010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ção de um Documento de Software</text:p>
      <text:p text:style-name="P1"/>
      <text:p text:style-name="P1">O documento deve conter:</text:p>
      <text:list xml:id="list1190009500" text:style-name="L1">
        <text:list-item>
          <text:p text:style-name="P3">Apresentação (introdução ao sistema)</text:p>
        </text:list-item>
      </text:list>
      <text:p text:style-name="P1"/>
      <text:p text:style-name="P5"><text:tab/>Este projeto visa agilizar na organização de mensagens de empresas. Quando um chefe passa uma demanda para seu colega de trabalho estes por muitas vezes utilizam o whatsapp, e neste é possível baixar os dados das conversas. Trazendo assim informações importantes de quantas tarefas foram executadas em qual período, material utilizado, etc… </text:p>
      <text:p text:style-name="P5"/>
      <text:list xml:id="list51629594372965" text:continue-numbering="true" text:style-name="L1">
        <text:list-item>
          <text:p text:style-name="P3">Descrição do projeto (descrição básica do sistema planejado)</text:p>
        </text:list-item>
      </text:list>
      <text:p text:style-name="P1"/>
      <text:p text:style-name="P6"><text:tab/>Através de palavras-chave (setor ou serviço feito) ou um protocolo de comunicação implantado o chefe poderá apenas baixar os arquivos das conversas e arrastar para o nosso sistema e tudo será separado e organizado.</text:p>
      <text:p text:style-name="P6"/>
      <text:p text:style-name="P6"/>
      <text:list xml:id="list51629881754493" text:continue-numbering="true" text:style-name="L1">
        <text:list-item>
          <text:p text:style-name="P3">Descrição dos usuários (quem serão os usuários do sistema)</text:p>
        </text:list-item>
      </text:list>
      <text:p text:style-name="P1"><text:tab/><text:span text:style-name="T1">Pessoas que utilizam o whatsapp em ambiente industrial para comunicação de tarefas.</text:span></text:p>
      <text:p text:style-name="P1"/>
      <text:list xml:id="list51630500894233" text:continue-numbering="true" text:style-name="L1">
        <text:list-item>
          <text:p text:style-name="P3">Necessidades observadas e regras de negócio</text:p>
        </text:list-item>
        <text:list-item>
          <text:p text:style-name="P3">Requisitos funcionais</text:p>
        </text:list-item>
        <text:list-item>
          <text:p text:style-name="P3">Requisitos não funcionais</text:p>
        </text:list-item>
        <text:list-item>
          <text:p text:style-name="P3">Tecnologias previstas</text:p>
        </text:list-item>
        <text:list-item>
          <text:p text:style-name="P3">Três funcionalidades (3 telas previstas)</text:p>
        </text:list-item>
        <text:list-item>
          <text:p text:style-name="P3">Três registros a serem armazenados</text:p>
        </text:list-item>
        <text:list-item>
          <text:p text:style-name="P3">Uso de banco de dados</text:p>
        </text:list-item>
      </text:list>
      <text:p text:style-name="P1"/>
      <text:p text:style-name="P2">Posso ir olhando no vídeo de exemplo e ir fazendo aplicando a minha ideia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22:24.262000000</meta:creation-date>
    <dc:date>2024-05-09T05:07:06.659000000</dc:date>
    <meta:editing-duration>PT1H28M11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6" meta:word-count="181" meta:character-count="1146" meta:non-whitespace-character-count="987"/>
  </office:meta>
</office:document-meta>
</file>